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225e" officeooo:paragraph-rsid="0009225e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09225e" officeooo:paragraph-rsid="0009225e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12pt" fo:font-weight="normal" officeooo:rsid="0009225e" officeooo:paragraph-rsid="0009225e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2pt" fo:font-weight="normal" officeooo:rsid="0009225e" officeooo:paragraph-rsid="0009da54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12pt" fo:font-weight="normal" officeooo:rsid="0009225e" officeooo:paragraph-rsid="0009225e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09225e" officeooo:paragraph-rsid="0009225e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fo:font-size="12pt" fo:font-weight="normal" officeooo:rsid="000cce36" officeooo:paragraph-rsid="000cce36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style:text-properties fo:font-size="12pt" officeooo:paragraph-rsid="00112770" style:font-size-asian="12pt" style:font-size-complex="12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2pt" officeooo:rsid="000cce36" officeooo:paragraph-rsid="000cce36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cce36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9da54"/>
    </style:style>
    <style:style style:name="T5" style:family="text">
      <style:text-properties officeooo:rsid="0009e3ca"/>
    </style:style>
    <style:style style:name="T6" style:family="text">
      <style:text-properties officeooo:rsid="000af904"/>
    </style:style>
    <style:style style:name="T7" style:family="text">
      <style:text-properties fo:color="#000000" style:font-name="DejaVu Sans Mono" fo:font-weight="normal" officeooo:rsid="000cce36" style:font-weight-asian="normal" style:font-weight-complex="normal"/>
    </style:style>
    <style:style style:name="T8" style:family="text">
      <style:text-properties officeooo:rsid="000cce36"/>
    </style:style>
    <style:style style:name="T9" style:family="text">
      <style:text-properties officeooo:rsid="000f2cb1"/>
    </style:style>
    <style:style style:name="T10" style:family="text">
      <style:text-properties officeooo:rsid="0011277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сперимент проводился на произведении «Преступление и наказание». </text:p>
      <text:p text:style-name="P1"/>
      <text:p text:style-name="P2"><text:bookmark-start text:name="__DdeLink__0_364874841"/>Общие сведения<text:bookmark-end text:name="__DdeLink__0_364874841"/></text:p>
      <text:p text:style-name="P4"><text:tab/>Языковая модель — математическая модель, которая вычисляет вероятность появления последовательности слов или условную вероятность появления слов в контексте.</text:p>
      <text:p text:style-name="P4"><text:tab/>Перплексия (perplexity) — характеристика качества языковой модели, которая является средним числом вариантов из которых происходит выбор на каждом шаге.</text:p>
      <text:p text:style-name="P4"><text:tab/>Как правило исходный текстовый корпус разбивают на три части:</text:p>
      <text:p text:style-name="P4">1. Обучающий корпус;</text:p>
      <text:p text:style-name="P4">2. Held-out корпус для подборки параметров;</text:p>
      <text:p text:style-name="P4">3. Тестовый корпус.</text:p>
      <text:p text:style-name="P4"><text:tab/>Для того чтобы вычислить словарь вероятностей, на основе тестового корпуса, необходимо подсчитать частоты появления n-грамм. Некоторые из n-грамм, которые встречаются в <text:span text:style-name="T4">тестовом корпусе могут отсутствовать в обучающем. По этой причине такие n-граммы будут иметь нулевую вероятность появления. Чтобы этого избежать используются методики сглаживания.</text:span></text:p>
      <text:p text:style-name="P4"><text:tab/><text:span text:style-name="T4">Сглаживание по Линдстоуну подразумевает вычисление вероятности по следующей формуле:</text:span></text:p>
      <text:p text:style-name="P5"><text:tab/><draw:frame draw:style-name="fr1" draw:name="Объект1" text:anchor-type="as-char" svg:y="-0.723cm" svg:width="5.69cm" svg:height="1.101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"><text:s/><text:tab/><text:span text:style-name="T4">где C — частота n-граммы, </text:span></text:p>
      <text:p text:style-name="P5"><text:span text:style-name="T4"><text:tab/>N — количество n-грамм в обучающем корпусе,</text:span></text:p>
      <text:p text:style-name="P5"><text:tab/><text:span text:style-name="T4">B — количество типов n-грамм в исходном корпусе.</text:span></text:p>
      <text:p text:style-name="P5"><text:tab/><text:span text:style-name="T5">Сглаживание Good Turing подразумевает вычисление вероятности по следующей формуле:</text:span></text:p>
      <text:p text:style-name="P5"><text:tab/><draw:frame draw:style-name="fr1" draw:name="Объект2" text:anchor-type="as-char" svg:y="-0.723cm" svg:width="2.969cm" svg:height="1.1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tab/><draw:frame draw:style-name="fr1" draw:name="Объект3" text:anchor-type="as-char" svg:y="-0.619cm" svg:width="3.895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tab/><text:span text:style-name="T5">где Nc — количество слов с частотой с,</text:span></text:p>
      <text:p text:style-name="P5"><text:tab/><text:span text:style-name="T5">N — общее количество слов в обучающем корпусе.</text:span></text:p>
      <text:p text:style-name="P5"><text:tab/><text:span text:style-name="T6">Перплексия вычисляется по формуле:</text:span></text:p>
      <text:p text:style-name="P5"><text:tab/><draw:frame draw:style-name="fr1" draw:name="Объект4" text:anchor-type="as-char" svg:y="-0.79cm" svg:width="3.554cm" svg:height="0.88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4"/>
      <text:p text:style-name="P6"><text:bookmark-start text:name="__DdeLink__5_364874841"/><text:span text:style-name="T1">Униграммы</text:span><text:bookmark-end text:name="__DdeLink__5_364874841"/></text:p>
      <text:p text:style-name="P8"><text:span text:style-name="T1"/></text:p>
      <text:p text:style-name="P9">Уникальных униграмм: 30947</text:p>
      <text:p text:style-name="P9"/>
      <text:p text:style-name="P9">Линдстоун (<text:bookmark-start text:name="__DdeLink__3_364874841"/>PP=7047)<text:bookmark-end text:name="__DdeLink__3_364874841"/>:</text:p>
      <text:p text:style-name="P9">и = 0.04035580126707873</text:p>
      <text:p text:style-name="P9">не = 0.01757772535817559</text:p>
      <text:p text:style-name="P9">в = 0.017428812997512057</text:p>
      <text:p text:style-name="P9">что = 0.015068276317364227</text:p>
      <text:p text:style-name="P9">он = 0.012972472722840453</text:p>
      <text:p text:style-name="P9">на = 0.01142819639003346</text:p>
      <text:p text:style-name="P9">я = 0.010711210949801642</text:p>
      <text:p text:style-name="P9">с = 0.009746038241797272</text:p>
      <text:p text:style-name="P9"><text:soft-page-break/>а = 0.007837753916257203</text:p>
      <text:p text:style-name="P9">как = 0.007688841555593671</text:p>
      <text:p text:style-name="P9">это = 0.006376206672707728</text:p>
      <text:p text:style-name="P9">же = 0.005339335420680176</text:p>
      <text:p text:style-name="P9">его = 0.005328304875445841</text:p>
      <text:p text:style-name="P9">так = 0.005322789602828673</text:p>
      <text:p text:style-name="P9">но = 0.005262121604039827</text:p>
      <text:p text:style-name="P9">всё = 0.004605804162596855</text:p>
      <text:p text:style-name="P9">вы = 0.004429315438847484</text:p>
      <text:p text:style-name="P9">к = 0.004335555804355631</text:p>
      <text:p text:style-name="P9">бы = 0.004214219806777939</text:p>
      <text:p text:style-name="P9">да = 0.00398257835685689</text:p>
      <text:p text:style-name="P9">Good Turing (PP=5939):</text:p>
      <text:p text:style-name="P9">и = 0.049683241327330874</text:p>
      <text:p text:style-name="P9">не = 0.021640083382561636</text:p>
      <text:p text:style-name="P9">в = 0.021456750388733847</text:p>
      <text:p text:style-name="P9">что = 0.018550582931019265</text:p>
      <text:p text:style-name="P9">он = 0.015970340795665193</text:p>
      <text:p text:style-name="P9">на = 0.014069109748562195</text:p>
      <text:p text:style-name="P9">я = 0.013186395333835801</text:p>
      <text:p text:style-name="P9">с = 0.011998125929396426</text:p>
      <text:p text:style-name="P9">а = 0.009648747564047721</text:p>
      <text:p text:style-name="P9">как = 0.009465414570219932</text:p>
      <text:p text:style-name="P9">это = 0.007849368180182382</text:p>
      <text:p text:style-name="P9">же = 0.006572827334270369</text:p>
      <text:p text:style-name="P9">его = 0.006559247112505347</text:p>
      <text:p text:style-name="P9">так = 0.006552457001622837</text:p>
      <text:p text:style-name="P9">но = 0.006477765781915218</text:p>
      <text:p text:style-name="P9">всё = 0.005669742586896444</text:p>
      <text:p text:style-name="P9">вы = 0.0054524590386561015</text:p>
      <text:p text:style-name="P9">к = 0.005337027153653419</text:p>
      <text:p text:style-name="P9">бы = 0.005187644714238183</text:p>
      <text:p text:style-name="P9">да = 0.0049024600571727335</text:p>
      <text:p text:style-name="P9"/>
      <text:p text:style-name="P9">Настоящая вероятность, вычисленная по тестовому корпусу:</text:p>
      <text:p text:style-name="P9">и = 0.051387908088435005</text:p>
      <text:p text:style-name="P9">в = 0.037916236623390734</text:p>
      <text:p text:style-name="P9">не = 0.014069205280026075</text:p>
      <text:p text:style-name="P9">с = 0.012439567602802976</text:p>
      <text:p text:style-name="P9">что = 0.011896355043728612</text:p>
      <text:p text:style-name="P9">на = 0.011353142484654246</text:p>
      <text:p text:style-name="P9">его = 0.01064696615785757</text:p>
      <text:p text:style-name="P9">он = 0.009940789831060894</text:p>
      <text:p text:style-name="P9">как = 0.007279048291596502</text:p>
      <text:p text:style-name="P9">к = 0.00651855070889239</text:p>
      <text:p text:style-name="P9">а = 0.005921016893910587</text:p>
      <text:p text:style-name="P9">о = 0.005812374382095714</text:p>
      <text:p text:style-name="P9">но = 0.005595089358465968</text:p>
      <text:p text:style-name="P9">из = 0.004780270519854419</text:p>
      <text:p text:style-name="P9">ее = 0.004400021728502363</text:p>
      <text:p text:style-name="P9">романа = 0.00396545168124287</text:p>
      <text:p text:style-name="P9">достоевский = 0.0038568091694279973</text:p>
      <text:p text:style-name="P9">это = 0.0038024879135205606</text:p>
      <text:p text:style-name="P9"><text:soft-page-break/>раскольникова = 0.003639524145798251</text:p>
      <text:p text:style-name="P9">от = 0.0035852028898908143</text:p>
      <text:p text:style-name="P9"/>
      <text:p text:style-name="P3">Биграммы</text:p>
      <text:p text:style-name="P9">Уникальных биграм: 124693</text:p>
      <text:p text:style-name="P9"/>
      <text:p text:style-name="P10">По Линдстоуну <text:span text:style-name="T10">(PP=115355)</text:span>:</text:p>
      <text:p text:style-name="P9"/>
      <text:p text:style-name="P9">('и', 'не') = 0.00047124917993402506</text:p>
      <text:p text:style-name="P9">('как', 'будто') = 0.00029638125737786145</text:p>
      <text:p text:style-name="P9">('что', 'он') = 0.00027650990254193375</text:p>
      <text:p text:style-name="P9">('как', 'бы') = 0.0002725356315747482</text:p>
      <text:p text:style-name="P9">('да', 'и') = 0.00025663854770600604</text:p>
      <text:p text:style-name="P9">('и', 'с') = 0.00024074146383726392</text:p>
      <text:p text:style-name="P9">('и', 'в') = 0.00023875432835367114</text:p>
      <text:p text:style-name="P9">('может', 'быть') = 0.00023080578641930007</text:p>
      <text:p text:style-name="P9">('на', 'него') = 0.00021888297351774347</text:p>
      <text:p text:style-name="P9">('тотчас', 'же') = 0.00021292156706696517</text:p>
      <text:p text:style-name="P9">('что', 'я') = 0.0001990116186818158</text:p>
      <text:p text:style-name="P9">('потому', 'что') = 0.00019503734771463024</text:p>
      <text:p text:style-name="P9">('так', 'и') = 0.0001910630767474447</text:p>
      <text:p text:style-name="P9">('всё', 'это') = 0.00018708880578025916</text:p>
      <text:p text:style-name="P9">('и', 'он') = 0.00016324317997714593</text:p>
      <text:p text:style-name="P9">('и', 'даже') = 0.00016324317997714593</text:p>
      <text:p text:style-name="P9">('и', 'что') = 0.00016324317997714593</text:p>
      <text:p text:style-name="P9">('пульхерия', 'александровна') = 0.0001592689090099604</text:p>
      <text:p text:style-name="P9">('стало', 'быть') = 0.00015132036707558933</text:p>
      <text:p text:style-name="P9">('и', 'как') = 0.00015132036707558933</text:p>
      <text:p text:style-name="P9"/>
      <text:p text:style-name="P10">Good Tuting <text:span text:style-name="T10">(PP=51269)</text:span>:</text:p>
      <text:p text:style-name="P9"/>
      <text:p text:style-name="P9">('и', 'не') = 0.002127582523041266</text:p>
      <text:p text:style-name="P9">('пульхерия', 'александровна') = 0.001412352653593351</text:p>
      <text:p text:style-name="P9">('эту', 'минуту') = 0.0013399243123834357</text:p>
      <text:p text:style-name="P9">('про', 'себя') = 0.0013399243123834357</text:p>
      <text:p text:style-name="P9">('как', 'будто') = 0.0013308707697321962</text:p>
      <text:p text:style-name="P9">('в', 'нем') = 0.0012493888858710414</text:p>
      <text:p text:style-name="P9">('что', 'он') = 0.001240335343219802</text:p>
      <text:p text:style-name="P9">('как', 'бы') = 0.001222228257917323</text:p>
      <text:p text:style-name="P9">('и', 'без') = 0.0011950676299636047</text:p>
      <text:p text:style-name="P9">('и', 'это') = 0.0011950676299636047</text:p>
      <text:p text:style-name="P9">('да', 'и') = 0.0011497999167074076</text:p>
      <text:p text:style-name="P9">('с', 'ним') = 0.0011090589747768302</text:p>
      <text:p text:style-name="P9">('к', 'нему') = 0.0011090589747768302</text:p>
      <text:p text:style-name="P9">('и', 'с') = 0.0010773715754974923</text:p>
      <text:p text:style-name="P9">('и', 'в') = 0.0010683180328462528</text:p>
      <text:p text:style-name="P9">('может', 'быть') = 0.001032103862241295</text:p>
      <text:p text:style-name="P9">('и', 'на') = 0.0009958896916363372</text:p>
      <text:p text:style-name="P9">('на', 'него') = 0.0009777826063338585</text:p>
      <text:p text:style-name="P9">('не', 'мог') = 0.0009596755210313796</text:p>
      <text:p text:style-name="P9">('тотчас', 'же') = 0.0009506219783801402</text:p>
      <text:p text:style-name="P9"/>
      <text:p text:style-name="P9">Настоящая вероятность, вычисленная по тестовому корпусу:</text:p>
      <text:p text:style-name="P9"><text:soft-page-break/>('и', 'не') = 0.0018469728657956922</text:p>
      <text:p text:style-name="P9">('что', 'он') = 0.0012222614553059727</text:p>
      <text:p text:style-name="P9">('как', 'бы') = 0.0010864546269386424</text:p>
      <text:p text:style-name="P9">('и', 'в') = 0.0009778091642447782</text:p>
      <text:p text:style-name="P9">('преступления', 'и') = 0.0009506477985713122</text:p>
      <text:p text:style-name="P9">('в', 'романе') = 0.00089632506722438</text:p>
      <text:p text:style-name="P9">('что', 'я') = 0.00089632506722438</text:p>
      <text:p text:style-name="P9">('и', 'наказания') = 0.000869163701550914</text:p>
      <text:p text:style-name="P9">('может', 'быть') = 0.000869163701550914</text:p>
      <text:p text:style-name="P9">('в', 'его') = 0.0006790341418366516</text:p>
      <text:p text:style-name="P9">('с', 'ним') = 0.0006518727761631854</text:p>
      <text:p text:style-name="P9">('что', 'она') = 0.0006518727761631854</text:p>
      <text:p text:style-name="P9">('том', 'что') = 0.0006247114104897194</text:p>
      <text:p text:style-name="P9">('об', 'этом') = 0.0006247114104897194</text:p>
      <text:p text:style-name="P9">('он', 'не') = 0.0006247114104897194</text:p>
      <text:p text:style-name="P9">('не', 'было') = 0.0005975500448162533</text:p>
      <text:p text:style-name="P9">('не', 'только') = 0.0005975500448162533</text:p>
      <text:p text:style-name="P9">('в', 'том') = 0.0005975500448162533</text:p>
      <text:p text:style-name="P9">('и', 'что') = 0.0005975500448162533</text:p>
      <text:p text:style-name="P9">('всё', 'это') = 0.0005975500448162533</text:p>
      <text:p text:style-name="Preformatted_20_Text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5:37:55.647373685</dc:date>
    <meta:editing-duration>PT28M8S</meta:editing-duration>
    <meta:editing-cycles>6</meta:editing-cycles>
    <meta:generator>LibreOffice/5.1.4.2$Linux_X86_64 LibreOffice_project/10m0$Build-2</meta:generator>
    <meta:document-statistic meta:table-count="0" meta:image-count="0" meta:object-count="4" meta:page-count="4" meta:paragraph-count="151" meta:word-count="613" meta:character-count="5371" meta:non-whitespace-character-count="4880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style mathvariant="italic">
                <mtext>Lid</mtext>
              </mstyle>
            </mstyle>
          </msub>
          <mo stretchy="false">(</mo>
          <msub>
            <mi>w</mi>
            <mstyle mathsize="8pt">
              <mn>1</mn>
            </mstyle>
          </msub>
          <mo stretchy="false">⋯</mo>
          <msub>
            <mi>w</mi>
            <mstyle mathsize="8pt">
              <mi>n</mi>
            </mstyle>
          </msub>
          <mrow>
            <mo stretchy="false">)</mo>
            <mo stretchy="false">=</mo>
            <mfrac>
              <mrow>
                <mi>C</mi>
                <mo stretchy="false">(</mo>
                <msub>
                  <mi>w</mi>
                  <mstyle mathsize="8pt">
                    <mn>1</mn>
                  </mstyle>
                </msub>
                <mo stretchy="false">⋯</mo>
                <msub>
                  <mi>w</mi>
                  <mstyle mathsize="8pt">
                    <mi>n</mi>
                  </mstyle>
                </msub>
                <mrow>
                  <mo stretchy="false">)</mo>
                  <mo stretchy="false">+</mo>
                  <mi>λ</mi>
                </mrow>
              </mrow>
              <mrow>
                <mi>N</mi>
                <mo stretchy="false">+</mo>
                <mstyle mathvariant="italic">
                  <mtext>Bλ</mtext>
                </mstyle>
              </mrow>
            </mfrac>
          </mrow>
        </mrow>
      </mstyle>
      <mrow/>
    </mrow>
    <annotation encoding="StarMath 5.0"> size 12{P rSub { size 8{ ital "Lid"} }  \( w rSub { size 8{1} }  dotsaxis w rSub { size 8{n} }  \) = {  {C \( w rSub { size 8{1} }  dotsaxis w rSub { size 8{n} }  \) +λ}  over  {N+ ital "Bλ"} } } {}</annotation>
  </semantics>
</math>
</file>

<file path=Object 2/content.xml><?xml version="1.0" encoding="utf-8"?>
<math xmlns="http://www.w3.org/1998/Math/MathML" display="block">
  <semantics>
    <mrow>
      <mstyle mathsize="12pt">
        <mrow>
          <mi>c</mi>
          <mrow>
            <mi>'</mi>
            <mo stretchy="false">=</mo>
            <mfrac>
              <mrow>
                <mo stretchy="false">(</mo>
                <mrow>
                  <mi>c</mi>
                  <mo stretchy="false">+</mo>
                  <mn>1</mn>
                </mrow>
                <mo stretchy="false">)</mo>
                <msub>
                  <mi>N</mi>
                  <mstyle mathsize="8pt">
                    <mrow>
                      <mi>c</mi>
                      <mo stretchy="false">+</mo>
                      <mn>1</mn>
                    </mrow>
                  </mstyle>
                </msub>
              </mrow>
              <msub>
                <mi>N</mi>
                <mstyle mathsize="8pt">
                  <mi>c</mi>
                </mstyle>
              </msub>
            </mfrac>
          </mrow>
        </mrow>
      </mstyle>
      <mrow/>
    </mrow>
    <annotation encoding="StarMath 5.0"> size 12{c' = {  { \( c+1 \) N rSub { size 8{c+1} } }  over  {N rSub { size 8{c} } 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text>Pgt</mtext>
          </mstyle>
          <mo stretchy="false">(</mo>
          <mi>x</mi>
          <mi mathvariant="normal">:</mi>
          <mi>c</mi>
          <mo stretchy="false">(</mo>
          <mi>x</mi>
          <mrow>
            <mo stretchy="false">)</mo>
            <mo stretchy="false">=</mo>
            <mi>c</mi>
          </mrow>
          <mrow>
            <mo stretchy="false">)</mo>
            <mo stretchy="false">=</mo>
            <mfrac>
              <mrow>
                <mi>c</mi>
                <mi>'</mi>
              </mrow>
              <mi>N</mi>
            </mfrac>
          </mrow>
        </mrow>
      </mstyle>
      <mrow/>
    </mrow>
    <annotation encoding="StarMath 5.0"> size 12{ ital "Pgt" \( x:c \( x \) =c \) = {  {c'}  over  {N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PP</mtext>
          </mstyle>
          <mo stretchy="false">=</mo>
          <msup>
            <mn>2</mn>
            <mstyle mathsize="8pt">
              <mrow>
                <mrow>
                  <mo stretchy="false">−</mo>
                  <mfrac>
                    <mn>1</mn>
                    <mi>N</mi>
                  </mfrac>
                </mrow>
                <mrow>
                  <msubsup>
                    <mo stretchy="false">∑</mo>
                    <mstyle mathsize="6pt">
                      <mn>1</mn>
                    </mstyle>
                    <mstyle mathsize="6pt">
                      <mi>N</mi>
                    </mstyle>
                  </msubsup>
                  <mrow/>
                </mrow>
                <msub>
                  <mtext>log</mtext>
                  <mstyle mathsize="6pt">
                    <mn>2</mn>
                  </mstyle>
                </msub>
                <mi>p</mi>
                <mo stretchy="false">(</mo>
                <mi>x</mi>
                <mo stretchy="false">)</mo>
              </mrow>
            </mstyle>
          </msup>
        </mrow>
      </mstyle>
      <mrow/>
    </mrow>
    <annotation encoding="StarMath 5.0"> size 12{ ital "PP"=2 rSup { size 8{ -  {  {1}  over  {N} }  Sum rSub { size 6{1} }  rSup { size 6{N} }  {} "log" rSub { size 6{2} } p \( x \) } } } {}</annotation>
  </semantics>
</math>
</file>